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2f0" officeooo:paragraph-rsid="001012f0"/>
    </style:style>
    <style:style style:name="P2" style:family="paragraph" style:parent-style-name="Standard">
      <style:text-properties officeooo:paragraph-rsid="001012f0"/>
    </style:style>
    <style:style style:name="P3" style:family="paragraph" style:parent-style-name="Standard">
      <style:text-properties officeooo:rsid="0010a659" officeooo:paragraph-rsid="0010a659"/>
    </style:style>
    <style:style style:name="P4" style:family="paragraph" style:parent-style-name="Standard">
      <style:text-properties officeooo:rsid="0011e6f4" officeooo:paragraph-rsid="0011e6f4"/>
    </style:style>
    <style:style style:name="P5" style:family="paragraph" style:parent-style-name="Standard">
      <style:text-properties fo:color="#006699" fo:font-size="14pt" style:text-underline-style="solid" style:text-underline-width="auto" style:text-underline-color="font-color" fo:font-weight="bold" officeooo:rsid="001012f0" officeooo:paragraph-rsid="001012f0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6699" fo:font-size="14pt" fo:font-style="italic" style:text-underline-style="solid" style:text-underline-width="auto" style:text-underline-color="font-color" fo:font-weight="bold" officeooo:rsid="001012f0" officeooo:paragraph-rsid="001012f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color="#000099" fo:font-size="14pt" style:text-underline-style="solid" style:text-underline-width="auto" style:text-underline-color="font-color" fo:font-weight="bold" officeooo:rsid="001012f0" officeooo:paragraph-rsid="001012f0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99" fo:font-size="14pt" style:text-underline-style="solid" style:text-underline-width="auto" style:text-underline-color="font-color" fo:font-weight="bold" officeooo:rsid="00127a19" officeooo:paragraph-rsid="00127a1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d36ed" officeooo:paragraph-rsid="00127a19"/>
    </style:style>
    <style:style style:name="P10" style:family="paragraph" style:parent-style-name="Standard">
      <style:paragraph-properties fo:text-align="start" style:justify-single-word="false"/>
      <style:text-properties officeooo:rsid="001d36ed" officeooo:paragraph-rsid="00127a19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05a62" officeooo:paragraph-rsid="00127a19" style:font-size-asian="12pt" style:font-weight-asian="normal" style:font-size-complex="12pt" style:font-weight-complex="normal"/>
    </style:style>
    <style:style style:name="P12" style:family="paragraph" style:parent-style-name="Header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1012f0"/>
    </style:style>
    <style:style style:name="T2" style:family="text">
      <style:text-properties officeooo:rsid="0010a659"/>
    </style:style>
    <style:style style:name="T3" style:family="text">
      <style:text-properties officeooo:rsid="00127a1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27a19"/>
    </style:style>
    <style:style style:name="T6" style:family="text">
      <style:text-properties fo:color="#4b1f6f" style:text-underline-style="solid" style:text-underline-width="auto" style:text-underline-color="font-color"/>
    </style:style>
    <style:style style:name="T7" style:family="text">
      <style:text-properties fo:color="#4b1f6f" style:text-underline-style="solid" style:text-underline-width="auto" style:text-underline-color="font-color" officeooo:rsid="00127a19"/>
    </style:style>
    <style:style style:name="T8" style:family="text">
      <style:text-properties officeooo:rsid="00202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text:span text:style-name="T3">Serveur :</text:span></text:p>
      <text:p text:style-name="P9"/>
      <text:p text:style-name="P10">i<text:span text:style-name="T8">mport.html : mettre le script pour importer un fichier de vols dans une page .js</text:span></text:p>
      <text:p text:style-name="P11">script.js : code mort</text:p>
      <text:p text:style-name="P7"/>
      <text:p text:style-name="P8">Base de donnée :</text:p>
      <text:p text:style-name="P5"/>
      <text:p text:style-name="P5"/>
      <text:p text:style-name="P5">Flight Dao :</text:p>
      <text:p text:style-name="P1"/>
      <text:p text:style-name="P1"/>
      <text:p text:style-name="P1">1- Remplacer postFlight par updateFlight</text:p>
      <text:p text:style-name="P1"/>
      <text:p text:style-name="P1">2- <text:s/>Il suffit de la date ,num commercial ,aéroport de départ comme <text:s text:c="2"/>paramétres <text:s/>pour avoir un vol unique <text:s text:c="3"/>getSpecificFlight ( <text:s text:c="7"/>) <text:s/></text:p>
      <text:p text:style-name="P1"/>
      <text:p text:style-name="P6"><text:s/><text:span text:style-name="T2">Members,Pilot ,Crew:</text:span></text:p>
      <text:p text:style-name="P3"/>
      <text:p text:style-name="P4">1- Redondance au niveau de l'objet métier Pilot ( l'objet métier members , crew est suffisant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s text:c="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color="#4b1f6f" style:text-underline-style="solid" style:text-underline-width="auto" style:text-underline-color="font-color"/>
    </style:style>
    <style:style style:name="MT2" style:family="text">
      <style:text-properties fo:color="#4b1f6f" style:text-underline-style="solid" style:text-underline-width="auto" style:text-underline-color="font-color" officeooo:rsid="00127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9"/><text:span text:style-name="MT1"><text:s text:c="4"/></text:span><text:span text:style-name="MT2">Revue de code 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5:16:35.150544267</meta:creation-date>
    <dc:date>2016-04-09T17:10:00.899211784</dc:date>
    <meta:editing-duration>PT7M54S</meta:editing-duration>
    <meta:editing-cycles>1</meta:editing-cycles>
    <meta:document-statistic meta:table-count="0" meta:image-count="0" meta:object-count="0" meta:page-count="1" meta:paragraph-count="11" meta:word-count="76" meta:character-count="480" meta:non-whitespace-character-count="365"/>
    <meta:generator>LibreOffice/4.2.8.2$Linux_X86_64 LibreOffice_project/420m0$Build-2</meta:generator>
  </office:meta>
</office:document-meta>
</file>